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style:text-underline-style="none" style:font-size-asian="16pt" style:font-size-complex="16pt"/>
    </style:style>
    <style:style style:name="P2" style:family="paragraph" style:parent-style-name="Standard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break-before="pag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1.944cm" style:auto-text-indent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tyle="normal" style:text-underline-style="none" style:font-style-asian="normal" style:font-style-complex="normal"/>
    </style:style>
    <style:style style:name="P15" style:family="paragraph" style:parent-style-name="Standard">
      <style:paragraph-properties fo:margin-left="0cm" fo:margin-right="0cm" fo:text-indent="1.944cm" style:auto-text-indent="false" fo:break-before="pag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 style:list-style-name="L1">
      <style:paragraph-properties fo:margin-left="0cm" fo:margin-right="0cm" fo:text-indent="1.944cm" style:auto-text-indent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indent="1.944cm" style:auto-text-indent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 style:list-style-name="L3">
      <style:paragraph-properties fo:margin-left="0cm" fo:margin-right="0cm" fo:text-indent="1.944cm" style:auto-text-indent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color="#b80047" fo:font-weight="bold" style:font-weight-asian="bold" style:font-weight-complex="bold"/>
    </style:style>
    <style:style style:name="T10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color="#0047ff" fo:font-weight="bold" style:font-weight-asian="bold" style:font-weight-complex="bold"/>
    </style:style>
    <style:style style:name="T12" style:family="text">
      <style:text-properties fo:color="#eb613d" fo:font-weight="bold" style:font-weight-asian="bold" style:font-weight-complex="bold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47ff"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dule</text:span> ::= <text:span text:style-name="T2">module</text:span><text:span text:style-name="T3"> ident </text:span><text:span text:style-name="T4">{</text:span><text:span text:style-name="T3"> ( </text:span><text:span text:style-name="T5">definition</text:span><text:span text:style-name="T3"> ) + </text:span><text:span text:style-name="T4">}</text:span></text:p>
      <text:p text:style-name="P2"/>
      <text:p text:style-name="P2"><text:span text:style-name="T1">definition</text:span> ::= <text:span text:style-name="T1">const</text:span> | <text:s/><text:span text:style-name="T1">struct</text:span> | <text:span text:style-name="T1">enum</text:span> | <text:span text:style-name="T1">tsm</text:span>_<text:span text:style-name="T1">interface</text:span></text:p>
      <text:p text:style-name="P2"/>
      <text:p text:style-name="P2"><text:span text:style-name="T1">const</text:span> ::= <text:span text:style-name="T2">const</text:span> <text:span text:style-name="T1">type ident</text:span> <text:span text:style-name="T6">=</text:span> <text:span text:style-name="T1">const</text:span>_<text:span text:style-name="T1">value </text:span><text:span text:style-name="T2">;</text:span></text:p>
      <text:p text:style-name="P3"><text:span text:style-name="T5">struct</text:span> <text:span text:style-name="T3">::= </text:span><text:span text:style-name="T6">struct</text:span><text:span text:style-name="T3"> </text:span><text:span text:style-name="T5">ident</text:span><text:span text:style-name="T3"> </text:span><text:span text:style-name="T6">{</text:span><text:span text:style-name="T3"> ( type </text:span><text:span text:style-name="T5">ident</text:span><text:span text:style-name="T3"> </text:span><text:span text:style-name="T6">;</text:span><text:span text:style-name="T3"> ) + </text:span><text:span text:style-name="T6">};</text:span></text:p>
      <text:p text:style-name="P2"><text:span text:style-name="T1">enum</text:span> ::= <text:span text:style-name="T2">enum</text:span> <text:span text:style-name="T1">ident</text:span><text:span text:style-name="T6"> </text:span><text:span text:style-name="T2">{</text:span><text:span text:style-name="T1"> ident [ </text:span><text:span text:style-name="T6">=</text:span><text:span text:style-name="T1"> int ] (</text:span><text:span text:style-name="T2"> , </text:span><text:span text:style-name="T1">ident [ = int ] ) * </text:span><text:span text:style-name="T2">};</text:span></text:p>
      <text:p text:style-name="P4"/>
      <text:p text:style-name="P5"><text:span text:style-name="T1">tsm</text:span>_<text:span text:style-name="T1">interface ::= </text:span><text:span text:style-name="T4">tsm_interface</text:span><text:span text:style-name="T1"> ident </text:span><text:span text:style-name="T4">{</text:span><text:span text:style-name="T1"> ( commands | events ) + </text:span><text:span text:style-name="T4">};</text:span></text:p>
      <text:p text:style-name="P4"><text:tab/>commands ::= <text:span text:style-name="T2">commands:</text:span> ( command ) +</text:p>
      <text:p text:style-name="P4"><text:tab/>command ::= type ident <text:span text:style-name="T2">(</text:span> ( [ <text:span text:style-name="T2">in:</text:span> arglist ] [ <text:span text:style-name="T2">inout:</text:span> arglist ] [ <text:span text:style-name="T2">out:</text:span> arglist ] ) | [ arglist ] <text:s/><text:span text:style-name="T2">);</text:span></text:p>
      <text:p text:style-name="P4"><text:tab/>events ::= <text:span text:style-name="T2">events:</text:span> ( event ) +</text:p>
      <text:p text:style-name="P4"><text:tab/>events ::= type ident <text:span text:style-name="T2">(</text:span> [ arglist ] <text:span text:style-name="T2">);</text:span></text:p>
      <text:p text:style-name="P6"/>
      <text:p text:style-name="Standard"><text:span text:style-name="T7">arglist <text:s/>::= type ident ( </text:span><text:span text:style-name="T8">,</text:span><text:span text:style-name="T7"> type_ident ident)*</text:span></text:p>
      <text:p text:style-name="P4"/>
      <text:p text:style-name="P4">type ::= ident | <text:span text:style-name="T2">string</text:span> | <text:span text:style-name="T2">sequence&lt;</text:span>type<text:span text:style-name="T2">&gt;</text:span></text:p>
      <text:p text:style-name="P4">const_value ::= int | float | string</text:p>
      <text:p text:style-name="P4"/>
      <text:p text:style-name="P7">module<text:span text:style-name="T3"> colorPrimer {</text:span></text:p>
      <text:p text:style-name="P4"><text:tab/><text:span text:style-name="T4">enum</text:span> Color { red, green, blue };</text:p>
      <text:p text:style-name="P8"/>
      <text:p text:style-name="P4"><text:tab/><text:span text:style-name="T4">struct</text:span> Object {</text:p>
      <text:p text:style-name="P4"><text:tab/><text:tab/><text:span text:style-name="T9">int</text:span> id_obj;</text:p>
      <text:p text:style-name="P4"><text:tab/><text:tab/>Color col; </text:p>
      <text:p text:style-name="P4"><text:tab/>};</text:p>
      <text:p text:style-name="P8"/>
      <text:p text:style-name="P4"><text:tab/><text:span text:style-name="T4">tsm_interface</text:span> collorSetter {</text:p>
      <text:p text:style-name="P4"><text:tab/><text:span text:style-name="T4">events:</text:span></text:p>
      <text:p text:style-name="P4"><text:tab/><text:tab/>void colorChanged(Object object);</text:p>
      <text:p text:style-name="P4"><text:tab/><text:span text:style-name="T4">commands:</text:span></text:p>
      <text:p text:style-name="P4"><text:tab/><text:tab/>void setColors(<text:tab/><text:span text:style-name="T4">in: <text:tab/>sequence</text:span><text:span text:style-name="T6">&lt;</text:span>Object<text:span text:style-name="T2">&gt;</text:span><text:span text:style-name="T4"> </text:span>objects );</text:p>
      <text:p text:style-name="P4"><text:span text:style-name="T6"><text:tab/><text:tab/></text:span>void askColor (<text:tab/><text:span text:style-name="T4">in:</text:span> <text:tab/><text:span text:style-name="T9">int</text:span> id_obj</text:p>
      <text:p text:style-name="P4"><text:span text:style-name="T4"><text:tab/><text:tab/><text:tab/><text:tab/><text:tab/>out: </text:span><text:tab/>Object object );</text:p>
      <text:p text:style-name="P4"><text:tab/>};</text:p>
      <text:p text:style-name="P8"/>
      <text:p text:style-name="P4"><text:tab/><text:span text:style-name="T4">tsm_interface</text:span> objectProcessor <text:span text:style-name="T4">{</text:span></text:p>
      <text:p text:style-name="P4"><text:tab/><text:span text:style-name="T4">events:</text:span></text:p>
      <text:p text:style-name="P9"><text:tab/><text:tab/><text:span text:style-name="T10">void</text:span> objectChanged(Object object);</text:p>
      <text:p text:style-name="P4"><text:tab/><text:span text:style-name="T4">commands:</text:span></text:p>
      <text:p text:style-name="P9"><text:tab/><text:tab/><text:span text:style-name="T10">void</text:span> processObjects(<text:span text:style-name="T4">inout:</text:span> <text:span text:style-name="T4">sequence&lt;</text:span>Object<text:span text:style-name="T2">&gt;</text:span><text:span text:style-name="T4"> </text:span>objects);</text:p>
      <text:p text:style-name="P4"><text:tab/><text:span text:style-name="T4">}</text:span>;</text:p>
      <text:p text:style-name="P4">}</text:p>
      <text:p text:style-name="P4"/>
      <text:p text:style-name="P9"><text:span text:style-name="T10">namespace</text:span> colorPrimer_server {</text:p>
      <text:p text:style-name="P9"><text:span text:style-name="T10"><text:tab/>struct</text:span> Object {</text:p>
      <text:p text:style-name="P9"><text:tab/><text:tab/><text:span text:style-name="T10">int</text:span> id_obj;</text:p>
      <text:p text:style-name="P10"><text:tab/><text:tab/>Color col;</text:p>
      <text:p text:style-name="P10"><text:tab/>};</text:p>
      <text:p text:style-name="P11"/>
      <text:p text:style-name="P9"><text:span text:style-name="T10"><text:tab/>class</text:span> collorSetter : public ... {</text:p>
      <text:p text:style-name="P12"><text:tab/><text:span text:style-name="T11">Q_OBJECT</text:span></text:p>
      <text:p text:style-name="P9"><text:tab/><text:span text:style-name="T10">public</text:span><text:span text:style-name="T12">:</text:span></text:p>
      <text:p text:style-name="P9"><text:tab/><text:tab/><text:span text:style-name="T10">const</text:span> QString e_colorChanged = <text:span text:style-name="T6">"colorChanged"</text:span>;</text:p>
      <text:p text:style-name="P12"/>
      <text:p text:style-name="P9"><text:tab/><text:tab/><text:span text:style-name="T10">bool</text:span> processCommand(<text:span text:style-name="T10">const</text:span> Command&amp; cmd);</text:p>
      <text:p text:style-name="P9"><text:span text:style-name="T13"><text:tab/></text:span><text:span text:style-name="T10">public</text:span> <text:span text:style-name="T14">slots</text:span>:</text:p>
      <text:p text:style-name="P9"><text:tab/><text:tab/><text:span text:style-name="T10">void</text:span> colorChanged(<text:span text:style-name="T10">const</text:span><text:span text:style-name="T12"> </text:span>Object &amp; object);<text:tab/><text:tab/><text:span text:style-name="T6">// отсылка события</text:span></text:p>
      <text:p text:style-name="P9"><text:tab/><text:tab/><text:span text:style-name="T10">void</text:span> setColors_result();<text:tab/><text:tab/><text:tab/><text:tab/><text:tab/><text:span text:style-name="T6">// отсылка результата команды</text:span></text:p>
      <text:p text:style-name="P9"><text:tab/><text:tab/><text:span text:style-name="T10">void</text:span> askColor_result(<text:span text:style-name="T10">const</text:span> Object &amp; object);<text:tab/><text:span text:style-name="T6">// отсылка результата команды</text:span></text:p>
      <text:p text:style-name="P13"><text:span text:style-name="T14"><text:tab/>signals</text:span>:</text:p>
      <text:p text:style-name="P9"><text:tab/><text:tab/><text:span text:style-name="T10">void</text:span> setColors(QVector&lt; Object &gt; objects);<text:tab/><text:tab/><text:span text:style-name="T6">// получения входных параметров команды</text:span></text:p>
      <text:p text:style-name="P9"><text:tab/><text:tab/><text:span text:style-name="T10">void</text:span> askColor(<text:span text:style-name="T10">int</text:span> id_obj);<text:tab/><text:tab/><text:tab/><text:tab/><text:tab/><text:span text:style-name="T6">// получения входных параметров команды</text:span></text:p>
      <text:p text:style-name="P10"><text:tab/>};</text:p>
      <text:p text:style-name="P14"/>
      <text:p text:style-name="P9"><text:span text:style-name="T10"><text:tab/>class</text:span> <text:s/>objectProcessor { ... };</text:p>
      <text:p text:style-name="P10">};</text:p>
      <text:p text:style-name="P12"/>
      <text:p text:style-name="P15">Генерация:</text:p>
      <text:p text:style-name="P8"/>
      <text:p text:style-name="P12">Генерация программного кода осуществляется раздельно для сервера (поставщика услуги) и для клиента (потребителя услуги).</text:p>
      <text:p text:style-name="P12">Основной функцией сгенерированного программного кода на стороне сервера являются </text:p>
      <text:list text:style-name="L1">
        <text:list-item>
          <text:p text:style-name="P16">расшифровка входных параметров команды (получение аргументов стандартных или составных типов на основе переданного xml) и формирование сигнала передающего эти параметры какому-либо внешнему классу для выполнения необходимого действия (по завершении действия должен быть вызван слот объекта-сервера, выполняющий отправку результата клиенту);</text:p>
        </text:list-item>
        <text:list-item>
          <text:p text:style-name="P16">слот, реализующий кодирование выходных параметров команды и вызов функции отправки сообщения.</text:p>
        </text:list-item>
      </text:list>
      <text:p text:style-name="P8"/>
      <text:p text:style-name="P12">Основной функцией сгенерированного программного кода на стороне клиента являются </text:p>
      <text:list text:style-name="L2">
        <text:list-item>
          <text:p text:style-name="P17">слот, реализующий кодирование входных параметров команды и вызов функции отправки сообщения на сервер.</text:p>
        </text:list-item>
      </text:list>
      <text:list text:style-name="L3">
        <text:list-item>
          <text:p text:style-name="P18">расшифровка выходных параметров команды – результата выполнения команды – и <text:s/>формирование сигнала передающего результат внешнему классу.</text:p>
        </text:list-item>
      </text:list>
      <text:p text:style-name="P8"/>
      <text:p text:style-name="P12"><text:span text:style-name="T4">Дополнительно</text:span> можем генерировать шаблон вышеуказанного «внешнего» класса ??? </text:p>
      <text:p text:style-name="P12">По крайней мере можно генерировать все сигналы (для них не нужна реализация)</text:p>
      <text:p text:style-name="P12">По крайней мере на стороне сервера должны быть реализованы все команды! Таким образом на стороне сервера должна быть заготовка для всех сигналов и слотов.</text:p>
      <text:p text:style-name="P12">Класс может быть наследником сгенерированного класса, его можно запрашивать у TSM::CClient непосредственно. Кроме того, если класс входит в то же пространство имен, что и сгенерированный класс не возникает проблем с описанием сигналов и слот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.27cm" fo:margin-bottom="1.58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КП_Офис/1$Linux OpenOffice.org_project/680m3$Build-8968</meta:generator>
    <meta:creation-date>2010-02-18T11:49:37</meta:creation-date>
    <dc:date>2010-04-21T14:32:02</dc:date>
    <dc:language>ru-RU</dc:language>
    <meta:editing-cycles>62</meta:editing-cycles>
    <meta:editing-duration>PT15H0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66" meta:word-count="385" meta:character-count="3227"/>
  </office:meta>
</office:document-meta>
</file>